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720000007AD28CE4644DA352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Book Antiqua" svg:font-family="'Book Antiqua', 'Palatino Linotype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9.502cm" table:align="left" style:writing-mode="lr-tb"/>
    </style:style>
    <style:style style:name="Tabla1.A" style:family="table-column">
      <style:table-column-properties style:column-width="3.752cm"/>
    </style:style>
    <style:style style:name="Tabla1.B" style:family="table-column">
      <style:table-column-properties style:column-width="5.75cm"/>
    </style:style>
    <style:style style:name="Tabla1.1" style:family="table-row">
      <style:table-row-properties style:row-height="3.175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1.2" style:family="table-row">
      <style:table-row-properties style:row-height="1.764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1.3" style:family="table-row">
      <style:table-row-properties style:row-height="0.529cm" fo:keep-together="auto"/>
    </style:style>
    <style:style style:name="Tabla1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2" style:family="table">
      <style:table-properties style:width="16.376cm" table:align="left" style:writing-mode="lr-tb"/>
    </style:style>
    <style:style style:name="Tabla2.A" style:family="table-column">
      <style:table-column-properties style:column-width="1.124cm"/>
    </style:style>
    <style:style style:name="Tabla2.B" style:family="table-column">
      <style:table-column-properties style:column-width="2.013cm"/>
    </style:style>
    <style:style style:name="Tabla2.C" style:family="table-column">
      <style:table-column-properties style:column-width="13.2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solid #000000" fo:border-bottom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solid #000000" fo:border-bottom="0.5pt dotted #000000" style:writing-mode="lr-tb"/>
    </style:style>
    <style:style style:name="Tabla2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a3" style:family="table">
      <style:table-properties style:width="16.125cm" fo:margin-left="-0.123cm" table:align="left" style:writing-mode="lr-tb"/>
    </style:style>
    <style:style style:name="Tabla3.A" style:family="table-column">
      <style:table-column-properties style:column-width="14.626cm"/>
    </style:style>
    <style:style style:name="Tabla3.B" style:family="table-column">
      <style:table-column-properties style:column-width="1.49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3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3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3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3.A11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3.B11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Tabla4" style:family="table">
      <style:table-properties style:width="16.245cm" fo:margin-left="-0.123cm" table:align="left" style:writing-mode="lr-tb"/>
    </style:style>
    <style:style style:name="Tabla4.A" style:family="table-column">
      <style:table-column-properties style:column-width="13.877cm"/>
    </style:style>
    <style:style style:name="Tabla4.B" style:family="table-column">
      <style:table-column-properties style:column-width="1.249cm"/>
    </style:style>
    <style:style style:name="Tabla4.C" style:family="table-column">
      <style:table-column-properties style:column-width="1.1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4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P1" style:family="paragraph" style:parent-style-name="Header">
      <style:text-properties officeooo:rsid="00191c5b" officeooo:paragraph-rsid="001b91cf"/>
    </style:style>
    <style:style style:name="P2" style:family="paragraph" style:parent-style-name="Header">
      <style:text-properties fo:font-size="10pt" style:font-name-asian="Arial" style:font-size-asian="10pt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6.002cm" style:type="right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/>
      <style:text-properties fo:font-size="8pt" style:font-size-asian="8pt"/>
    </style:style>
    <style:style style:name="P6" style:family="paragraph" style:parent-style-name="THALES_5f_NOR_5f_1">
      <style:paragraph-properties>
        <style:tab-stops>
          <style:tab-stop style:position="1cm"/>
          <style:tab-stop style:position="15.981cm" style:type="right" style:leader-style="solid" style:leader-text="-"/>
        </style:tab-stops>
      </style:paragraph-properties>
    </style:style>
    <style:style style:name="P7" style:family="paragraph" style:parent-style-name="THALES_5f_NOR_5f_1">
      <style:paragraph-properties fo:margin-left="0cm" fo:margin-right="0cm" fo:margin-top="0.212cm" fo:margin-bottom="0.212cm" loext:contextual-spacing="false" fo:text-align="start" style:justify-single-word="false" fo:text-indent="0cm" style:auto-text-indent="false"/>
      <style:text-properties fo:font-size="12pt" fo:language="en" fo:country="GB" style:font-size-asian="12pt"/>
    </style:style>
    <style:style style:name="P8" style:family="paragraph" style:parent-style-name="THALES_5f_NOR_5f_1">
      <style:paragraph-properties fo:margin-left="0cm" fo:margin-right="0cm" fo:margin-top="6.35cm" fo:margin-bottom="0.212cm" loext:contextual-spacing="false" fo:text-align="end" style:justify-single-word="false" fo:text-indent="0cm" style:auto-text-indent="false" fo:keep-with-next="always"/>
      <style:text-properties fo:font-size="12pt" style:font-size-asian="12pt"/>
    </style:style>
    <style:style style:name="P9" style:family="paragraph" style:parent-style-name="THALES_5f_NOR_5f_1">
      <style:paragraph-properties fo:margin-left="0cm" fo:margin-right="0cm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fo:font-size="12pt" fo:font-weight="bold" style:font-size-asian="12pt" style:font-weight-asian="bold"/>
    </style:style>
    <style:style style:name="P10" style:family="paragraph" style:parent-style-name="THALES_5f_NOR_5f_1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2.24pt solid #000000" fo:border-bottom="none"/>
      <style:text-properties fo:font-variant="small-caps" fo:font-size="16pt" fo:font-weight="bold" style:font-size-asian="16pt" style:font-weight-asian="bold"/>
    </style:style>
    <style:style style:name="P11" style:family="paragraph" style:parent-style-name="THALES_5f_IMG_5f_1">
      <style:paragraph-properties fo:text-align="start" style:justify-single-word="false" style:snap-to-layout-grid="false"/>
      <style:text-properties fo:font-size="11pt" style:font-size-asian="11pt"/>
    </style:style>
    <style:style style:name="P12" style:family="paragraph" style:parent-style-name="THALES_5f_IMG_5f_1">
      <style:paragraph-properties fo:text-align="end" style:justify-single-word="false"/>
      <style:text-properties fo:font-size="11pt" style:font-size-asian="11pt"/>
    </style:style>
    <style:style style:name="P13" style:family="paragraph" style:parent-style-name="THALES_5f_IMG_5f_1">
      <style:text-properties fo:font-variant="small-caps" fo:font-size="16pt" fo:font-weight="bold" style:font-size-asian="16pt" style:font-weight-asian="bold"/>
    </style:style>
    <style:style style:name="P14" style:family="paragraph" style:parent-style-name="THALES_5f_IMG_5f_1">
      <style:text-properties officeooo:rsid="0017bc77" officeooo:paragraph-rsid="0017bc77"/>
    </style:style>
    <style:style style:name="P15" style:family="paragraph" style:parent-style-name="THALES_5f_TAB_5f_1">
      <style:paragraph-properties style:snap-to-layout-grid="false"/>
    </style:style>
    <style:style style:name="P16" style:family="paragraph" style:parent-style-name="THALES_5f_TAB_5f_1">
      <style:text-properties fo:font-size="8pt" style:font-size-asian="8pt"/>
    </style:style>
    <style:style style:name="P17" style:family="paragraph" style:parent-style-name="THALES_5f_TAB_5f_1">
      <style:paragraph-properties fo:keep-with-next="always"/>
    </style:style>
    <style:style style:name="P18" style:family="paragraph" style:parent-style-name="THALES_5f_TAB_5f_1">
      <style:paragraph-properties fo:keep-with-next="always" style:snap-to-layout-grid="false"/>
    </style:style>
    <style:style style:name="P19" style:family="paragraph" style:parent-style-name="THALES_5f_TAB_5f_1">
      <style:paragraph-properties fo:keep-with-next="always"/>
      <style:text-properties fo:language="fr" fo:country="FR"/>
    </style:style>
    <style:style style:name="P20" style:family="paragraph" style:parent-style-name="THALES_5f_TAB_5f_1">
      <style:paragraph-properties fo:keep-with-next="always" style:snap-to-layout-grid="false"/>
      <style:text-properties fo:language="fr" fo:country="FR"/>
    </style:style>
    <style:style style:name="P21" style:family="paragraph" style:parent-style-name="THALES_5f_TAB_5f_1">
      <style:paragraph-properties fo:keep-with-next="always"/>
      <style:text-properties fo:font-size="8pt" style:font-size-asian="8pt"/>
    </style:style>
    <style:style style:name="P22" style:family="paragraph" style:parent-style-name="THALES_5f_TAB_5f_2">
      <style:paragraph-properties fo:keep-with-next="always"/>
    </style:style>
    <style:style style:name="P23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THALES_5f_NOR_5f_1" style:master-page-name="First_20_Page">
      <style:paragraph-properties fo:margin-left="0cm" fo:margin-right="0cm" fo:margin-top="0cm" fo:margin-bottom="5.715cm" loext:contextual-spacing="false" fo:text-indent="0cm" style:auto-text-indent="false" style:page-number="auto" fo:break-before="page"/>
      <style:text-properties fo:font-size="12pt" style:font-size-asian="12pt"/>
    </style:style>
    <style:style style:name="P29" style:family="paragraph" style:parent-style-name="THALES_5f_TIT_5f_3">
      <style:paragraph-properties>
        <style:tab-stops>
          <style:tab-stop style:position="1.801cm"/>
          <style:tab-stop style:position="2.54cm"/>
        </style:tab-stops>
      </style:paragraph-properties>
    </style:style>
    <style:style style:name="P30" style:family="paragraph" style:parent-style-name="Header">
      <style:paragraph-properties fo:text-align="end" style:justify-single-word="false"/>
      <style:text-properties officeooo:rsid="0017bc77" officeooo:paragraph-rsid="0017bc7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0e70c" style:font-size-asian="10pt" style:font-size-complex="10pt"/>
    </style:style>
    <style:style style:name="T3" style:family="text">
      <style:text-properties text:display="none"/>
    </style:style>
    <style:style style:name="T4" style:family="text">
      <style:text-properties officeooo:rsid="0017bc77"/>
    </style:style>
    <style:style style:name="T5" style:family="text">
      <style:text-properties officeooo:rsid="001a888d"/>
    </style:style>
    <style:style style:name="T6" style:family="text">
      <style:text-properties officeooo:rsid="001aaa37"/>
    </style:style>
    <style:style style:name="T7" style:family="text">
      <style:text-properties officeooo:rsid="0020e70c"/>
    </style:style>
    <style:style style:name="T8" style:family="text">
      <style:text-properties fo:font-size="15pt" officeooo:rsid="0020e70c" style:font-size-asian="15pt" style:font-size-complex="15pt"/>
    </style:style>
    <style:style style:name="T9" style:family="text">
      <style:text-properties officeooo:rsid="002249f6"/>
    </style:style>
    <style:style style:name="T10" style:family="text"/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cm" fo:margin-right="0.249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Marco1" text:anchor-type="char" svg:x="5.001cm" svg:y="3.6cm" svg:width="9.999cm" svg:height="5.842cm" draw:z-index="1"><draw:text-box><table:table table:name="Tabla1" table:style-name="Tabla1"><table:table-column table:style-name="Tabla1.A"/><table:table-column table:style-name="Tabla1.B"/><table:table-row table:style-name="Tabla1.1"><table:table-cell table:style-name="Tabla1.A1" table:number-columns-spanned="2" office:value-type="string"><text:p text:style-name="P13"><text:bookmark text:name="mar_sPDescripción"/>#titulo#</text:p></table:table-cell><table:covered-table-cell/></table:table-row><table:table-row table:style-name="Tabla1.2"><table:table-cell table:style-name="Tabla1.A2" table:number-columns-spanned="2" office:value-type="string"><text:p text:style-name="P14">&lt;Ámbito&gt;</text:p></table:table-cell><table:covered-table-cell/></table:table-row><table:table-row table:style-name="Tabla1.3"><table:table-cell table:style-name="Tabla1.A3" office:value-type="string"><text:p text:style-name="P11"><text:bookmark text:name="mar_sPCódigo"/></text:p></table:table-cell><table:table-cell table:style-name="Tabla1.A3" office:value-type="string"><text:p text:style-name="P12"><text:span text:style-name="T4">&lt;</text:span>Fecha<text:span text:style-name="T4">&gt;</text:span></text:p></table:table-cell></table:table-row></table:table><text:p text:style-name="P5"/></draw:text-box></draw:frame></text:p>
      <text:p text:style-name="P7"/>
      <text:p text:style-name="P8"><draw:frame draw:style-name="fr2" draw:name="Marco2" text:anchor-type="paragraph" svg:x="-0.123cm" svg:y="0.337cm" svg:width="16.376cm" draw:z-index="0"><draw:text-box fo:min-height="0.058cm"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P22">REv</text:p></table:table-cell><table:table-cell table:style-name="Tabla2.B1" office:value-type="string"><text:p text:style-name="P22">Fecha</text:p></table:table-cell><table:table-cell table:style-name="Tabla2.C1" office:value-type="string"><text:p text:style-name="P22">Autor</text:p></table:table-cell></table:table-row><table:table-row table:style-name="Tabla2.1"><table:table-cell table:style-name="Tabla2.A2" office:value-type="string"><text:p text:style-name="P17">1</text:p></table:table-cell><table:table-cell table:style-name="Tabla2.B2" office:value-type="string"><text:p text:style-name="P17">30/08/2006</text:p></table:table-cell><table:table-cell table:style-name="Tabla2.C2" office:value-type="string"><text:p text:style-name="P19">Javier Cerro Fernández</text:p></table:table-cell></table:table-row><table:table-row table:style-name="Tabla2.1"><table:table-cell table:style-name="Tabla2.A3" office:value-type="string"><text:p text:style-name="P20"/></table:table-cell><table:table-cell table:style-name="Tabla2.B3" office:value-type="string"><text:p text:style-name="P20"/></table:table-cell><table:table-cell table:style-name="Tabla2.C3" office:value-type="string"><text:p text:style-name="P20"/></table:table-cell></table:table-row><table:table-row table:style-name="Tabla2.1"><table:table-cell table:style-name="Tabla2.A3" office:value-type="string"><text:p text:style-name="P20"/></table:table-cell><table:table-cell table:style-name="Tabla2.B3" office:value-type="string"><text:p text:style-name="P20"/></table:table-cell><table:table-cell table:style-name="Tabla2.C3" office:value-type="string"><text:p text:style-name="P20"/></table:table-cell></table:table-row><table:table-row table:style-name="Tabla2.1"><table:table-cell table:style-name="Tabla2.A3" office:value-type="string"><text:p text:style-name="P20"/></table:table-cell><table:table-cell table:style-name="Tabla2.B3" office:value-type="string"><text:p text:style-name="P20"/></table:table-cell><table:table-cell table:style-name="Tabla2.C3" office:value-type="string"><text:p text:style-name="P20"/></table:table-cell></table:table-row><table:table-row table:style-name="Tabla2.1"><table:table-cell table:style-name="Tabla2.A3" office:value-type="string"><text:p text:style-name="P20"/></table:table-cell><table:table-cell table:style-name="Tabla2.B3" office:value-type="string"><text:p text:style-name="P20"/></table:table-cell><table:table-cell table:style-name="Tabla2.C3" office:value-type="string"><text:p text:style-name="P20"/></table:table-cell></table:table-row><table:table-row table:style-name="Tabla2.1"><table:table-cell table:style-name="Tabla2.A3" office:value-type="string"><text:p text:style-name="P20"/></table:table-cell><table:table-cell table:style-name="Tabla2.B3" office:value-type="string"><text:p text:style-name="P20"/></table:table-cell><table:table-cell table:style-name="Tabla2.C3" office:value-type="string"><text:p text:style-name="P20"/></table:table-cell></table:table-row><table:table-row table:style-name="Tabla2.1"><table:table-cell table:style-name="Tabla2.A3" office:value-type="string"><text:p text:style-name="P20"/></table:table-cell><table:table-cell table:style-name="Tabla2.B3" office:value-type="string"><text:p text:style-name="P20"/></table:table-cell><table:table-cell table:style-name="Tabla2.C3" office:value-type="string"><text:p text:style-name="P20"/></table:table-cell></table:table-row><table:table-row table:style-name="Tabla2.1"><table:table-cell table:style-name="Tabla2.A3" office:value-type="string"><text:p text:style-name="P20"/></table:table-cell><table:table-cell table:style-name="Tabla2.B3" office:value-type="string"><text:p text:style-name="P20"/></table:table-cell><table:table-cell table:style-name="Tabla2.C3" office:value-type="string"><text:p text:style-name="P20"/></table:table-cell></table:table-row><table:table-row table:style-name="Tabla2.1"><table:table-cell table:style-name="Tabla2.A3" office:value-type="string"><text:p text:style-name="P20"/></table:table-cell><table:table-cell table:style-name="Tabla2.B3" office:value-type="string"><text:p text:style-name="P20"/></table:table-cell><table:table-cell table:style-name="Tabla2.C3" office:value-type="string"><text:p text:style-name="P20"/></table:table-cell></table:table-row></table:table></draw:text-box></draw:frame></text:p>
      <text:p text:style-name="P9"/>
      <text:table-of-content text:style-name="Sect1" text:protected="true" text:name="Índice de contenido1">
        <text:table-of-content-source text:outline-level="10" text:use-outline-level="false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HALES_5f_TIT_5f_1"/>
          </text:index-source-styles>
          <text:index-source-styles text:outline-level="2">
            <text:index-source-style text:style-name="THALES_5f_TIT_5f_2"/>
          </text:index-source-styles>
          <text:index-source-styles text:outline-level="3">
            <text:index-source-style text:style-name="THALES_5f_TIT_5f_3"/>
          </text:index-source-styles>
          <text:index-source-styles text:outline-level="4">
            <text:index-source-style text:style-name="THALES_5f_TIT_5f_4"/>
          </text:index-source-styles>
          <text:index-source-styles text:outline-level="5">
            <text:index-source-style text:style-name="THALES_5f_TIT_5f_5"/>
          </text:index-source-styles>
          <text:index-source-styles text:outline-level="6">
            <text:index-source-style text:style-name="THALES_5f_TIT_5f_6"/>
          </text:index-source-styles>
        </text:table-of-content-source>
        <text:index-body>
          <text:index-title text:style-name="Sect1" text:name="Índice de contenido1_Head">
            <text:p text:style-name="P27">Índice</text:p>
          </text:index-title>
          <text:p text:style-name="P24"><text:a xlink:type="simple" xlink:href="#__RefHeading__3_1214061439" text:style-name="Index_20_Link" text:visited-style-name="Index_20_Link">1.Proceso/Programa #Nombre#<text:tab/>3</text:a></text:p>
          <text:p text:style-name="P23"><text:a xlink:type="simple" xlink:href="#__RefHeading__5_1214061439" text:style-name="Index_20_Link" text:visited-style-name="Index_20_Link">1.1.Descripción y excepciones<text:tab/>3</text:a></text:p>
          <text:p text:style-name="P23"><text:a xlink:type="simple" xlink:href="#__RefHeading__7_1214061439" text:style-name="Index_20_Link" text:visited-style-name="Index_20_Link">1.2.Funcionamiento general del proceso<text:tab/>3</text:a></text:p>
          <text:p text:style-name="P23"><text:a xlink:type="simple" xlink:href="#__RefHeading__9_1214061439" text:style-name="Index_20_Link" text:visited-style-name="Index_20_Link">1.3.elementos definidos<text:tab/>3</text:a></text:p>
          <text:p text:style-name="P23"><text:a xlink:type="simple" xlink:href="#__RefHeading__11_1214061439" text:style-name="Index_20_Link" text:visited-style-name="Index_20_Link">1.4.#Elemento 1#<text:tab/>3</text:a></text:p>
          <text:p text:style-name="P25"><text:a xlink:type="simple" xlink:href="#__RefHeading__972_755257013" text:style-name="Index_20_Link" text:visited-style-name="Index_20_Link">1.4.1.Descripción general y objetivos<text:tab/>3</text:a></text:p>
          <text:p text:style-name="P25"><text:a xlink:type="simple" xlink:href="#__RefHeading__974_755257013" text:style-name="Index_20_Link" text:visited-style-name="Index_20_Link">1.4.2.Entradas y salidas<text:tab/>3</text:a></text:p>
          <text:p text:style-name="P26"><text:a xlink:type="simple" xlink:href="#__RefHeading__976_755257013" text:style-name="Index_20_Link" text:visited-style-name="Index_20_Link">1.4.2.1.Base de datos<text:tab/>3</text:a></text:p>
          <text:p text:style-name="P26"><text:a xlink:type="simple" xlink:href="#__RefHeading__978_755257013" text:style-name="Index_20_Link" text:visited-style-name="Index_20_Link">1.4.2.2.PARÁMETROS de entrada<text:tab/>4</text:a></text:p>
          <text:p text:style-name="P26"><text:a xlink:type="simple" xlink:href="#__RefHeading__980_755257013" text:style-name="Index_20_Link" text:visited-style-name="Index_20_Link">1.4.2.3.PARÁMETROS de salida<text:tab/>4</text:a></text:p>
          <text:p text:style-name="P26"><text:a xlink:type="simple" xlink:href="#__RefHeading__982_755257013" text:style-name="Index_20_Link" text:visited-style-name="Index_20_Link">1.4.2.4.Validación de campos<text:tab/>4</text:a></text:p>
          <text:p text:style-name="P26"><text:a xlink:type="simple" xlink:href="#__RefHeading__984_755257013" text:style-name="Index_20_Link" text:visited-style-name="Index_20_Link">1.4.2.5.Respuesta ante errores e interacción con el usuario<text:tab/>4</text:a></text:p>
          <text:p text:style-name="P25"><text:a xlink:type="simple" xlink:href="#__RefHeading__986_755257013" text:style-name="Index_20_Link" text:visited-style-name="Index_20_Link">1.4.3.Salidas del Proceso<text:tab/>4</text:a></text:p>
          <text:p text:style-name="P25"><text:a xlink:type="simple" xlink:href="#__RefHeading__988_755257013" text:style-name="Index_20_Link" text:visited-style-name="Index_20_Link">1.4.4.Vista Previa<text:tab/>4</text:a></text:p>
          <text:p text:style-name="P24"><text:a xlink:type="simple" xlink:href="#__RefHeading__13_1214061439" text:style-name="Index_20_Link" text:visited-style-name="Index_20_Link">2.Pruebas unitarias y de integración entre elementos<text:tab/>5</text:a></text:p>
        </text:index-body>
      </text:table-of-content>
      <text:p text:style-name="P10"/>
      <text:p text:style-name="P6"/>
      <text:list xml:id="list3185593765" text:style-name="WW8Num4">
        <text:list-item>
          <text:p text:style-name="THALES_5f_TIT_5f_1"><text:bookmark-start text:name="__RefHeading__3_1214061439"/>Proceso/Programa #Nombre#<text:bookmark-end text:name="__RefHeading__3_1214061439"/></text:p>
          <text:list>
            <text:list-item>
              <text:p text:style-name="THALES_5f_TIT_5f_2"><text:bookmark-start text:name="__RefHeading__5_1214061439"/>Descripción y excepciones<text:bookmark-end text:name="__RefHeading__5_1214061439"/></text:p>
            </text:list-item>
          </text:list>
        </text:list-item>
      </text:list>
      <text:p text:style-name="THALES_5f_NOR_5f_1">Realizar una descripción del proceso en su conjunto explicando el funcionamiento del mismo, en el caso que el proceso contenga varios elementos describir la relación e ínter actuación entre ellos.</text:p>
      <text:list xml:id="list181254510944759" text:continue-numbering="true" text:style-name="WW8Num4">
        <text:list-item>
          <text:list>
            <text:list-item>
              <text:p text:style-name="THALES_5f_TIT_5f_2"><text:bookmark-start text:name="__RefHeading__7_1214061439"/>Funcionamiento general del proceso<text:bookmark-end text:name="__RefHeading__7_1214061439"/></text:p>
            </text:list-item>
          </text:list>
        </text:list-item>
      </text:list>
      <text:p text:style-name="THALES_5f_IMG_5f_1">#Diagrama#</text:p>
      <text:list xml:id="list181254397321126" text:continue-numbering="true" text:style-name="WW8Num4">
        <text:list-item>
          <text:list>
            <text:list-item>
              <text:p text:style-name="THALES_5f_TIT_5f_2"><text:bookmark-start text:name="__RefHeading__9_1214061439"/>elementos definidos<text:bookmark-end text:name="__RefHeading__9_1214061439"/>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2">Descripción</text:p>
          </table:table-cell>
          <table:table-cell table:style-name="Tabla3.B1" office:value-type="string">
            <text:p text:style-name="P22">CóD.</text:p>
          </table:table-cell>
        </table:table-row>
        <table:table-row table:style-name="Tabla3.1">
          <table:table-cell table:style-name="Tabla3.A2" office:value-type="string">
            <text:p text:style-name="P18"/>
          </table:table-cell>
          <table:table-cell table:style-name="Tabla3.B2" office:value-type="string">
            <text:p text:style-name="P15"/>
          </table:table-cell>
        </table:table-row>
        <table:table-row table:style-name="Tabla3.1">
          <table:table-cell table:style-name="Tabla3.A3" office:value-type="string">
            <text:p text:style-name="P18"/>
          </table:table-cell>
          <table:table-cell table:style-name="Tabla3.B3" office:value-type="string">
            <text:p text:style-name="P15"/>
          </table:table-cell>
        </table:table-row>
        <table:table-row table:style-name="Tabla3.1">
          <table:table-cell table:style-name="Tabla3.A4" office:value-type="string">
            <text:p text:style-name="P18"/>
          </table:table-cell>
          <table:table-cell table:style-name="Tabla3.B4" office:value-type="string">
            <text:p text:style-name="P15"/>
          </table:table-cell>
        </table:table-row>
        <table:table-row table:style-name="Tabla3.1">
          <table:table-cell table:style-name="Tabla3.A3" office:value-type="string">
            <text:p text:style-name="P18"/>
          </table:table-cell>
          <table:table-cell table:style-name="Tabla3.B3" office:value-type="string">
            <text:p text:style-name="P15"/>
          </table:table-cell>
        </table:table-row>
        <table:table-row table:style-name="Tabla3.1">
          <table:table-cell table:style-name="Tabla3.A4" office:value-type="string">
            <text:p text:style-name="P18"/>
          </table:table-cell>
          <table:table-cell table:style-name="Tabla3.B4" office:value-type="string">
            <text:p text:style-name="P15"/>
          </table:table-cell>
        </table:table-row>
        <table:table-row table:style-name="Tabla3.1">
          <table:table-cell table:style-name="Tabla3.A3" office:value-type="string">
            <text:p text:style-name="P18"/>
          </table:table-cell>
          <table:table-cell table:style-name="Tabla3.B3" office:value-type="string">
            <text:p text:style-name="P15"/>
          </table:table-cell>
        </table:table-row>
        <table:table-row table:style-name="Tabla3.1">
          <table:table-cell table:style-name="Tabla3.A4" office:value-type="string">
            <text:p text:style-name="P18"/>
          </table:table-cell>
          <table:table-cell table:style-name="Tabla3.B4" office:value-type="string">
            <text:p text:style-name="P15"/>
          </table:table-cell>
        </table:table-row>
        <table:table-row table:style-name="Tabla3.1">
          <table:table-cell table:style-name="Tabla3.A3" office:value-type="string">
            <text:p text:style-name="P15"/>
          </table:table-cell>
          <table:table-cell table:style-name="Tabla3.B3" office:value-type="string">
            <text:p text:style-name="P15"/>
          </table:table-cell>
        </table:table-row>
        <table:table-row table:style-name="Tabla3.1">
          <table:table-cell table:style-name="Tabla3.A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1">
          <table:table-cell table:style-name="Tabla3.A11" office:value-type="string">
            <text:p text:style-name="P18"/>
          </table:table-cell>
          <table:table-cell table:style-name="Tabla3.B11" office:value-type="string">
            <text:p text:style-name="P15"/>
          </table:table-cell>
        </table:table-row>
      </table:table>
      <text:p text:style-name="P21"/>
      <text:p text:style-name="P16">Inventariar los elementos utilizados en la descripción del proceso.</text:p>
      <text:p text:style-name="P16">Tipo.: <text:span text:style-name="T5">Clase (cls), </text:span>Interface <text:span text:style-name="T5">(itf)</text:span>, (<text:span text:style-name="T5">Mt</text:span>) <text:span text:style-name="T5">Método</text:span>, (PL) procedimiento almacenado, (LI) librería,<text:span text:style-name="T6">(PKG) package</text:span>, (OT) Otros, …</text:p>
      <text:list xml:id="list181254283302187" text:continue-numbering="true" text:style-name="WW8Num4">
        <text:list-item>
          <text:list>
            <text:list-item>
              <text:p text:style-name="THALES_5f_TIT_5f_2"><text:bookmark-start text:name="__RefHeading__11_1214061439"/>#Elemento 1#<text:bookmark-end text:name="__RefHeading__11_1214061439"/></text:p>
              <text:list>
                <text:list-item>
                  <text:p text:style-name="THALES_5f_TIT_5f_3"><text:bookmark-start text:name="__RefHeading__972_755257013"/>Descripción general y objetivos<text:bookmark-end text:name="__RefHeading__972_755257013"/></text:p>
                </text:list-item>
              </text:list>
            </text:list-item>
          </text:list>
        </text:list-item>
      </text:list>
      <text:p text:style-name="THALES_5f_IMG_5f_1">#Diagrama#</text:p>
      <text:list xml:id="list181253821772471" text:continue-numbering="true" text:style-name="WW8Num4">
        <text:list-item>
          <text:list>
            <text:list-item>
              <text:list>
                <text:list-item>
                  <text:p text:style-name="THALES_5f_TIT_5f_3"><text:bookmark-start text:name="__RefHeading__974_755257013"/>Entradas y salidas<text:bookmark-end text:name="__RefHeading__974_755257013"/></text:p>
                  <text:list>
                    <text:list-item>
                      <text:p text:style-name="THALES_5f_TIT_5f_4"><text:bookmark-start text:name="__RefHeading__976_755257013"/>Base de datos<text:bookmark-end text:name="__RefHeading__976_755257013"/></text:p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22">Nombre</text:p>
          </table:table-cell>
          <table:table-cell table:style-name="Tabla4.B1" office:value-type="string">
            <text:p text:style-name="P22">E</text:p>
          </table:table-cell>
          <table:table-cell table:style-name="Tabla4.B1" office:value-type="string">
            <text:p text:style-name="P22">S</text:p>
          </table:table-cell>
        </table:table-row>
        <table:table-row table:style-name="Tabla4.1">
          <table:table-cell table:style-name="Tabla4.A2" office:value-type="string">
            <text:p text:style-name="P18"/>
          </table:table-cell>
          <table:table-cell table:style-name="Tabla4.B2" office:value-type="string">
            <text:p text:style-name="P18"/>
          </table:table-cell>
          <table:table-cell table:style-name="Tabla4.B2" office:value-type="string">
            <text:p text:style-name="P18"/>
          </table:table-cell>
        </table:table-row>
        <table:table-row table:style-name="Tabla4.1">
          <table:table-cell table:style-name="Tabla4.A3" office:value-type="string">
            <text:p text:style-name="P18"/>
          </table:table-cell>
          <table:table-cell table:style-name="Tabla4.B3" office:value-type="string">
            <text:p text:style-name="P18"/>
          </table:table-cell>
          <table:table-cell table:style-name="Tabla4.B3" office:value-type="string">
            <text:p text:style-name="P18"/>
          </table:table-cell>
        </table:table-row>
        <table:table-row table:style-name="Tabla4.1">
          <table:table-cell table:style-name="Tabla4.A4" office:value-type="string">
            <text:p text:style-name="P18"/>
          </table:table-cell>
          <table:table-cell table:style-name="Tabla4.B4" office:value-type="string">
            <text:p text:style-name="P18"/>
          </table:table-cell>
          <table:table-cell table:style-name="Tabla4.B4" office:value-type="string">
            <text:p text:style-name="P18"/>
          </table:table-cell>
        </table:table-row>
        <table:table-row table:style-name="Tabla4.1">
          <table:table-cell table:style-name="Tabla4.A5" office:value-type="string">
            <text:p text:style-name="P15"/>
          </table:table-cell>
          <table:table-cell table:style-name="Tabla4.B5" office:value-type="string">
            <text:p text:style-name="P15"/>
          </table:table-cell>
          <table:table-cell table:style-name="Tabla4.B5" office:value-type="string">
            <text:p text:style-name="P15"/>
          </table:table-cell>
        </table:table-row>
      </table:table>
      <text:p text:style-name="THALES_5f_NOR_5f_1"/>
      <text:list xml:id="list181255741180982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THALES_5f_TIT_5f_4"><text:bookmark-start text:name="__RefHeading__978_755257013"/><text:soft-page-break/>PARÁMETROS de entrada<text:bookmark-end text:name="__RefHeading__978_755257013"/></text:p>
                    </text:list-item>
                    <text:list-item>
                      <text:p text:style-name="THALES_5f_TIT_5f_4"><text:bookmark-start text:name="__RefHeading__980_755257013"/>PARÁMETROS de salida<text:bookmark-end text:name="__RefHeading__980_755257013"/></text:p>
                    </text:list-item>
                    <text:list-item>
                      <text:p text:style-name="THALES_5f_TIT_5f_4"><text:bookmark-start text:name="__RefHeading__982_755257013"/>Validación de campos<text:bookmark-end text:name="__RefHeading__982_755257013"/></text:p>
                    </text:list-item>
                    <text:list-item>
                      <text:p text:style-name="THALES_5f_TIT_5f_4"><text:bookmark-start text:name="__RefHeading__984_755257013"/>Respuesta ante errores e interacción con el usuario<text:bookmark-end text:name="__RefHeading__984_755257013"/></text:p>
                    </text:list-item>
                  </text:list>
                </text:list-item>
                <text:list-item>
                  <text:p text:style-name="THALES_5f_TIT_5f_3"><text:bookmark-start text:name="__RefHeading__986_755257013"/>Salidas del Proceso<text:bookmark-end text:name="__RefHeading__986_755257013"/></text:p>
                </text:list-item>
                <text:list-item>
                  <text:p text:style-name="P29"><text:bookmark-start text:name="__RefHeading__988_755257013"/>Vista Previa<text:bookmark-end text:name="__RefHeading__988_755257013"/></text:p>
                </text:list-item>
              </text:list>
            </text:list-item>
          </text:list>
        </text:list-item>
      </text:list>
      <text:p text:style-name="THALES_5f_NOR_5f_1"/>
      <text:p text:style-name="THALES_5f_NOR_5f_1"/>
      <text:list xml:id="list181255208481273" text:continue-numbering="true" text:style-name="WW8Num4">
        <text:list-item>
          <text:p text:style-name="THALES_5f_TIT_5f_1"><text:bookmark-start text:name="__RefHeading__13_1214061439"/>Pruebas unitarias y de integración entre elementos<text:bookmark-end text:name="__RefHeading__13_1214061439"/></text:p>
        </text:list-item>
      </text:list>
      <text:p text:style-name="THALES_5f_NOR_5f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Book Antiqua" svg:font-family="'Book Antiqua', 'Palatino Linotype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 fo:keep-with-next="always"/>
      <style:text-properties fo:font-variant="small-caps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cm" fo:margin-right="0cm" fo:margin-top="0.423cm" fo:margin-bottom="0.106cm" loext:contextual-spacing="false" fo:text-indent="-0.6cm" style:auto-text-indent="false" fo:keep-with-next="always">
        <style:tab-stops/>
      </style:paragraph-properties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6cm" fo:margin-right="0cm" fo:margin-top="0.423cm" fo:margin-bottom="0.106cm" loext:contextual-spacing="false" fo:text-indent="-0.6cm" style:auto-text-indent="false" fo:keep-with-next="always">
        <style:tab-stops/>
      </style:paragraph-properties>
      <style:text-properties fo:font-size="11pt" style:font-size-asian="11pt"/>
    </style:style>
    <style:style style:name="Lista1" style:family="paragraph" style:list-style-name="WW8Num3">
      <style:paragraph-properties fo:margin-left="1.229cm" fo:margin-right="0cm" fo:margin-top="0.212cm" fo:margin-bottom="0.212cm" loext:contextual-spacing="false" fo:text-align="justify" style:justify-single-word="false" fo:keep-together="always" fo:orphans="2" fo:widows="2" fo:text-indent="-0.63cm" style:auto-text-indent="false"/>
      <style:text-properties style:use-window-font-color="true" style:font-name="Book Antiqua" fo:font-family="'Book Antiqua', 'Palatino Linotype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Book Antiqua" style:font-family-complex="'Book Antiqua', 'Palatino Linotype'" style:font-family-generic-complex="roman" style:font-pitch-complex="variable" style:font-size-complex="10pt" style:language-complex="ar" style:country-complex="SA"/>
    </style:style>
    <style:style style:name="Lista2" style:family="paragraph" style:list-style-name="WW8Num9">
      <style:paragraph-properties fo:margin-left="1.829cm" fo:margin-right="0cm" fo:margin-top="0.212cm" fo:margin-bottom="0.212cm" loext:contextual-spacing="false" fo:orphans="2" fo:widows="2" fo:text-indent="-0.63cm" style:auto-text-indent="false"/>
      <style:text-properties style:use-window-font-color="true" style:font-name="Book Antiqua" fo:font-family="'Book Antiqua', 'Palatino Linotype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Book Antiqua" style:font-family-complex="'Book Antiqua', 'Palatino Linotype'" style:font-family-generic-complex="roman" style:font-pitch-complex="variable" style:font-size-complex="10pt" style:language-complex="ar" style:country-complex="SA"/>
    </style:style>
    <style:style style:name="Footer" style:family="paragraph" style:class="extra">
      <style:paragraph-properties fo:orphans="2" fo:widows="2">
        <style:tab-stops>
          <style:tab-stop style:position="8.001cm" style:type="center"/>
          <style:tab-stop style:position="15cm" style:type="right"/>
        </style:tab-stops>
      </style:paragraph-properties>
      <style:text-properties style:use-window-font-color="true"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language-asian="zxx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1" style:display-name="THALES_LIS_1" style:family="paragraph" style:list-style-name="WW8Num10">
      <style:paragraph-properties fo:margin-left="1.3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>
        <style:tab-stops>
          <style:tab-stop style:position="1.3cm"/>
        </style:tab-stops>
      </style:paragraph-properties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NOR_5f_1" style:display-name="THALES_NOR_1" style:family="paragraph">
      <style:paragraph-properties fo:margin-left="0.501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1" style:display-name="THALES_TIT_1" style:family="paragraph" style:next-style-name="THALES_5f_TIT_5f_2" style:list-style-name="WW8Num4">
      <style:paragraph-properties fo:margin-top="0cm" fo:margin-bottom="0.423cm" loext:contextual-spacing="false" fo:keep-together="always" fo:orphans="2" fo:widows="2" fo:break-before="page" fo:padding-left="0cm" fo:padding-right="0cm" fo:padding-top="0.071cm" fo:padding-bottom="0cm" fo:border-left="none" fo:border-right="none" fo:border-top="2.24pt solid #000000" fo:border-bottom="none" fo:keep-with-next="always"/>
      <style:text-properties fo:font-variant="small-caps" style:use-window-font-color="true" style:font-name="Arial" fo:font-family="Arial" style:font-family-generic="swiss" style:font-pitch="variable" fo:font-size="16pt" fo:language="es" fo:country="E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2" style:display-name="THALES_TIT_2" style:family="paragraph" style:next-style-name="THALES_5f_NOR_5f_1" style:list-style-name="WW8Num4">
      <style:paragraph-properties fo:margin-top="0cm" fo:margin-bottom="0.423cm" loext:contextual-spacing="false" fo:keep-together="always" fo:orphans="2" fo:widows="2" fo:padding-left="0cm" fo:padding-right="0cm" fo:padding-top="0.071cm" fo:padding-bottom="0cm" fo:border-left="none" fo:border-right="none" fo:border-top="1.5pt solid #000000" fo:border-bottom="none" fo:keep-with-next="always"/>
      <style:text-properties fo:font-variant="small-caps" style:use-window-font-color="true" style:font-name="Arial" fo:font-family="Arial" style:font-family-generic="swiss" style:font-pitch="variable" fo:font-size="14pt" fo:language="es" fo:country="E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2" style:display-name="Contents 2" style:family="paragraph" style:parent-style-name="Standard" style:next-style-name="Standard" style:class="index">
      <style:paragraph-properties fo:margin-left="2.801cm" fo:margin-right="0cm" fo:margin-top="0cm" fo:margin-bottom="0cm" loext:contextual-spacing="false" fo:text-indent="-1.801cm" style:auto-text-indent="false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/>
    </style:style>
    <style:style style:name="THALES_5f_TIT_5f_6" style:display-name="THALES_TIT_6" style:family="paragraph" style:next-style-name="THALES_5f_NOR_5f_1">
      <style:paragraph-properties fo:margin-top="0cm" fo:margin-bottom="0.423cm" loext:contextual-spacing="false" fo:keep-together="always" fo:orphans="2" fo:widows="2" fo:padding-left="0cm" fo:padding-right="0cm" fo:padding-top="0.071cm" fo:padding-bottom="0.071cm" fo:border-left="none" fo:border-right="none" fo:border-top="1.5pt solid #000000" fo:border-bottom="1.5pt solid #000000" fo:keep-with-next="always"/>
      <style:text-properties fo:text-transform="uppercase" style:use-window-font-color="true" style:font-name="Arial" fo:font-family="Arial" style:font-family-generic="swiss" style:font-pitch="variable" fo:font-size="16pt" fo:language="es" fo:country="E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2" style:display-name="THALES_LIS_2" style:family="paragraph">
      <style:paragraph-properties fo:margin-left="1.3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3" style:display-name="THALES_TIT_3" style:family="paragraph" style:next-style-name="THALES_5f_NOR_5f_1" style:list-style-name="WW8Num4">
      <style:paragraph-properties fo:margin-top="0cm" fo:margin-bottom="0.423cm" loext:contextual-spacing="false" fo:keep-together="always" fo:orphans="2" fo:widows="2" fo:padding-left="0cm" fo:padding-right="0cm" fo:padding-top="0.071cm" fo:padding-bottom="0cm" fo:border-left="none" fo:border-right="none" fo:border-top="0.99pt solid #000000" fo:border-bottom="none" fo:keep-with-next="always">
        <style:tab-stops>
          <style:tab-stop style:position="1.801cm"/>
        </style:tab-stops>
      </style:paragraph-properties>
      <style:text-properties fo:font-variant="small-caps" style:use-window-font-color="true" style:font-name="Arial" fo:font-family="Arial" style:font-family-generic="swiss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4" style:display-name="THALES_TIT_4" style:family="paragraph" style:next-style-name="THALES_5f_NOR_5f_1" style:list-style-name="WW8Num4">
      <style:paragraph-properties fo:margin-top="0cm" fo:margin-bottom="0.423cm" loext:contextual-spacing="false" fo:keep-together="always" fo:orphans="2" fo:widows="2" fo:keep-with-next="always">
        <style:tab-stops>
          <style:tab-stop style:position="2cm"/>
        </style:tab-stops>
      </style:paragraph-properties>
      <style:text-properties fo:font-variant="small-caps" style:use-window-font-color="true" style:font-name="Arial" fo:font-family="Arial" style:font-family-generic="swiss" style:font-pitch="variable" fo:font-size="11pt" fo:language="es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IMG_5f_2" style:display-name="THALES_IMG_2" style:family="paragraph" style:next-style-name="THALES_5f_NOR_5f_1" style:list-style-name="WW8Num5">
      <style:paragraph-properties fo:margin-left="0cm" fo:margin-right="0cm" fo:margin-top="0cm" fo:margin-bottom="0.423cm" loext:contextual-spacing="false" fo:text-align="center" style:justify-single-word="false" fo:keep-together="always" fo:orphans="2" fo:widows="2" fo:text-indent="0cm" style:auto-text-indent="false">
        <style:tab-stops>
          <style:tab-stop style:position="0.635cm"/>
        </style:tab-stops>
      </style:paragraph-properties>
      <style:text-properties style:use-window-font-color="true"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5" style:display-name="THALES_TIT_5" style:family="paragraph" style:next-style-name="THALES_5f_NOR_5f_1">
      <style:paragraph-properties fo:margin-top="0cm" fo:margin-bottom="0.423cm" loext:contextual-spacing="false" fo:keep-together="always" fo:orphans="2" fo:widows="2" fo:keep-with-next="always"/>
      <style:text-properties style:use-window-font-color="true" style:font-name="Arial" fo:font-family="Arial" style:font-family-generic="swiss" style:font-pitch="variable" fo:font-size="11pt" fo:language="es" fo:country="ES" fo:font-style="italic" fo:text-shadow="1pt 1pt" fo:font-weight="bold" style:font-name-asian="Times New Roman" style:font-family-asian="'Times New Roman'" style:font-family-generic-asian="roman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IMG_5f_1" style:display-name="THALES_IMG_1" style:family="paragraph" style:next-style-name="THALES_5f_IMG_5f_2">
      <style:paragraph-properties fo:margin-top="0cm" fo:margin-bottom="0.423cm" loext:contextual-spacing="false" fo:text-align="center" style:justify-single-word="false" fo:keep-together="always" fo:orphans="2" fo:widows="2" fo:keep-with-next="always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4" style:display-name="THALES_LIS_4" style:family="paragraph" style:list-style-name="WW8Num7">
      <style:paragraph-properties fo:margin-left="1.9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>
        <style:tab-stops>
          <style:tab-stop style:position="1.9cm"/>
        </style:tab-stops>
      </style:paragraph-properties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5" style:display-name="THALES_LIS_5" style:family="paragraph">
      <style:paragraph-properties fo:margin-left="1.9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NOR_5f_2" style:display-name="THALES_NOR_2" style:family="paragraph" style:next-style-name="THALES_5f_NOR_5f_1">
      <style:paragraph-properties fo:margin-left="0.501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3" style:display-name="THALES_LIS_3" style:family="paragraph" style:next-style-name="THALES_5f_LIS_5f_2">
      <style:paragraph-properties fo:margin-left="1.3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6" style:display-name="THALES_LIS_6" style:family="paragraph" style:next-style-name="THALES_5f_LIS_5f_5">
      <style:paragraph-properties fo:margin-left="1.9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class="index">
      <style:paragraph-properties fo:margin-left="1cm" fo:margin-right="0cm" fo:margin-top="0.212cm" fo:margin-bottom="0.212cm" loext:contextual-spacing="false" fo:orphans="2" fo:widows="2" fo:text-indent="-1cm" style:auto-text-indent="false"/>
      <style:text-properties fo:text-transform="uppercase" style:use-window-font-color="true" style:font-name="Arial" fo:font-family="Arial" style:font-family-generic="swiss" style:font-pitch="variable" fo:font-size="11pt" fo:language="es" fo:country="ES" fo:font-weight="bold" style:font-name-asian="Times New Roman" style:font-family-asian="'Times New Roman'" style:font-family-generic-asian="roman" style:font-pitch-asian="variable" style:font-size-asian="11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3.302cm" fo:margin-right="0cm" fo:margin-top="0cm" fo:margin-bottom="0cm" loext:contextual-spacing="false" fo:text-indent="-1.801cm" style:auto-text-indent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.801cm" fo:margin-right="0cm" fo:margin-top="0cm" fo:margin-bottom="0cm" loext:contextual-spacing="false" fo:text-indent="-1.801cm" style:auto-text-indent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HALES_5f_CAR_5f_1" style:display-name="THALES_CAR_1" style:family="paragraph">
      <style:paragraph-properties fo:margin-left="0.501cm" fo:margin-right="0cm" fo:margin-top="0cm" fo:margin-bottom="0.423cm" loext:contextual-spacing="false" style:line-height-at-least="0.564cm" fo:text-align="justify" style:justify-single-word="false" fo:orphans="2" fo:widows="2" fo:text-indent="0.501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AB_5f_1" style:display-name="THALES_TAB_1" style:family="paragraph">
      <style:paragraph-properties fo:margin-top="0.106cm" fo:margin-bottom="0.106cm" loext:contextual-spacing="false" fo:orphans="2" fo:widows="2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AB_5f_2" style:display-name="THALES_TAB_2" style:family="paragraph">
      <style:paragraph-properties fo:margin-top="0.106cm" fo:margin-bottom="0.106cm" loext:contextual-spacing="false"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Albertus Medium" fo:font-family="'Albertus Medium'" style:font-family-generic="swiss" style:font-pitch="variable" fo:font-size="16pt" fo:font-style="normal" fo:font-weight="normal" style:font-size-asian="16pt" style:font-style-asian="normal" style:font-weight-asian="normal" style:font-name-complex="Albertus Medium" style:font-family-complex="'Albertus Medium'" style:font-family-generic-complex="swiss" style:font-pitch-complex="variable"/>
    </style:style>
    <style:style style:name="WW8Num7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>
      <style:text-properties style:font-name="Arial" fo:font-family="Arial" style:font-family-generic="swiss" style:font-pitch="variable" fo:font-size="8pt" fo:language="es" fo:country="ES" style:font-size-asian="8pt" style:font-name-complex="Arial" style:font-family-complex="Arial" style:font-family-generic-complex="swiss" style:font-pitch-complex="variable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2.1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80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2cm" fo:margin-left="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2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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80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2cm" fo:margin-left="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">
        <style:list-level-properties text:list-level-position-and-space-mode="label-alignment">
          <style:list-level-label-alignment text:label-followed-by="listtab" text:list-tab-stop-position="1.6cm" fo:text-indent="-0.7cm" fo:margin-left="1.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2.1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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80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2cm" fo:margin-left="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91c5b" officeooo:paragraph-rsid="001b91cf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/>
      <style:text-properties officeooo:rsid="0017bc77" officeooo:paragraph-rsid="0017bc77"/>
    </style:style>
    <style:style style:name="MP4" style:family="paragraph" style:parent-style-name="Header">
      <style:text-properties fo:font-size="10pt" style:font-name-asian="Arial" style:font-size-asian="10pt"/>
    </style:style>
    <style:style style:name="MP5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T1" style:family="text">
      <style:text-properties fo:font-size="15pt" officeooo:rsid="0020e70c" style:font-size-asian="15pt" style:font-size-complex="15pt"/>
    </style:style>
    <style:style style:name="MT2" style:family="text"/>
    <style:style style:name="MT3" style:family="text">
      <style:text-properties officeooo:rsid="002249f6"/>
    </style:style>
    <style:style style:name="MT4" style:family="text">
      <style:text-properties text:display="none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801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3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y="-0.476cm" svg:width="1.937cm" svg:height="2.073cm" draw:z-index="3"><draw:image xlink:href="Pictures/10000000000000720000007AD28CE4644DA35260.png" xlink:type="simple" xlink:show="embed" xlink:actuate="onLoad" loext:mime-type="image/png"/></draw:frame><text:span text:style-name="MT1">DEIN</text:span><text:tab/><text:tab/><text:tab/><text:tab/><text:tab/> <text:s text:c="3"/></text:p>
      </style:header>
      <style:footer>
        <text:p text:style-name="MP2"><text:file-name text:display="name-and-extension">Especificación_Tareas_Proyecto_R00.odt</text:file-name><text:tab/><text:span text:style-name="Page_20_Number"><text:page-number text:select-page="current">5</text:page-number></text:span><text:span text:style-name="Page_20_Number"> - </text:span><text:span text:style-name="Page_20_Number"><text:page-count style:num-format="1">5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n1" text:anchor-type="paragraph" svg:x="0.088cm" svg:y="0.238cm" svg:width="2.034cm" svg:height="2.177cm" draw:z-index="2"><draw:image xlink:href="Pictures/10000000000000720000007AD28CE4644DA35260.png" xlink:type="simple" xlink:show="embed" xlink:actuate="onLoad" loext:mime-type="image/png"/></draw:frame><text:tab/><text:tab/><text:tab/><text:tab/><text:tab/><text:tab/><text:tab/><text:tab/><text:span text:style-name="MT3">DEIN</text:span></text:p>
        <text:p text:style-name="Header"/>
        <text:p text:style-name="MP4"><text:s/></text:p>
        <text:p text:style-name="Header"/>
      </style:header>
      <style:footer>
        <text:p text:style-name="MP5"><text:span text:style-name="MT4"><text:file-name text:display="name-and-extension">Especificación_Tareas_Proyecto_R00.odt</text:file-name></text:span><text:span text:style-name="MT4"><text:tab/></text:span><text:span text:style-name="Page_20_Number"><text:span text:style-name="MT4"><text:page-number text:select-page="current">0</text:page-number></text:span></text:span><text:span text:style-name="Page_20_Number"><text:span text:style-name="MT4"> - </text:span></text:span><text:span text:style-name="Page_20_Number"><text:span text:style-name="MT4"><text:page-count style:num-format="1">5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inición Funcional Proceso</dc:title>
    <meta:creation-date>2020-09-22T18:08:05.177000000</meta:creation-date>
    <meta:editing-cycles>3</meta:editing-cycles>
    <meta:editing-duration>PT4M43S</meta:editing-duration>
    <meta:generator>LibreOffice/6.1.2.1$Windows_X86_64 LibreOffice_project/65905a128db06ba48db947242809d14d3f9a93fe</meta:generator>
    <dc:date>2020-09-22T18:12:47.003000000</dc:date>
    <meta:document-statistic meta:table-count="4" meta:image-count="2" meta:object-count="0" meta:page-count="5" meta:paragraph-count="54" meta:word-count="213" meta:character-count="1474" meta:non-whitespace-character-count="1310"/>
    <meta:user-defined meta:name="Guardar">d:</meta:user-defined>
    <meta:user-defined meta:name="Logotipo" meta:value-type="float">1</meta:user-defined>
    <meta:user-defined meta:name="Nomenclatura">PTO54Z-CCA_Proyecto_[Módulo]_Proceso_Fecha (aaaamm)</meta:user-defined>
    <meta:user-defined meta:name="Registro">PTO54Y Cuaderno de carga (DSI)</meta:user-defined>
    <meta:user-defined meta:name="Revisión" meta:value-type="string">A</meta:user-defined>
    <meta:user-defined meta:name="Tipo" meta:value-type="float">1</meta:user-defined>
  </office:meta>
</office:document-meta>
</file>